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38cm" fo:min-width="3.944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46cm" fo:min-width="2.42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71cm" fo:min-width="2.869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97cm" fo:min-width="1.97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97cm" fo:min-width="1.521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97cm" fo:min-width="3.318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97cm" fo:min-width="2.869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46cm" fo:min-width="2.868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873cm" fo:min-width="1.745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71cm" fo:min-width="2.643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22cm" fo:min-width="2.419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38cm" fo:min-width="4.58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546cm" fo:min-width="2.19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444cm" svg:height="1.588cm" svg:x="8.621cm" svg:y="10.524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4.444cm" svg:height="1.588cm" svg:x="28.623cm" svg:y="8.302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3.175cm" svg:height="1.905cm" svg:x="4.492cm" svg:y="2.27cm">
          <text:p text:style-name="P1">Name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3.175cm" svg:height="1.905cm" svg:x="7.985cm" svg:y="1.95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3.175cm" svg:height="1.905cm" svg:x="11.477cm" svg:y="1.63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3.175cm" svg:height="1.905cm" svg:x="2.27cm" svg:y="4.175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175cm" svg:height="1.905cm" svg:x="1.635cm" svg:y="6.715cm">
          <text:p text:style-name="P1">Phone</text:p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175cm" svg:height="1.905cm" svg:x="2.587cm" svg:y="20.367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4.128cm" svg:height="2.54cm" svg:x="14.969cm" svg:y="1.952cm">
          <text:p text:style-name="P1">Registration</text:p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175cm" svg:height="1.905cm" svg:x="3.857cm" svg:y="14.017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175cm" svg:height="1.905cm" svg:x="8.937cm" svg:y="18.78cm">
          <text:p text:style-name="P1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3.175cm" svg:height="1.905cm" svg:x="1cm" svg:y="9.572cm">
          <text:p text:style-name="P1">Attemps</text:p>
          <text:p text:style-name="P1">To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175cm" svg:height="1.905cm" svg:x="7.032cm" svg:y="20.685cm">
          <text:p text:style-name="P1">all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175cm" svg:height="1.905cm" svg:x="4.81cm" svg:y="19.097cm">
          <text:p text:style-name="P1">Postal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175cm" svg:height="1.905cm" svg:x="11.16cm" svg:y="20.367cm">
          <text:p text:style-name="P1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175cm" svg:height="1.905cm" svg:x="1cm" svg:y="18.462cm">
          <text:p text:style-name="P1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.588cm" svg:y1="18.462cm" svg:x2="3.857cm" svg:y2="14.97cm" draw:start-shape="id1" draw:start-glue-point="4" draw:end-shape="id2" draw:end-glue-point="6" svg:d="M2588 18462v-3492h1269" svg:viewBox="0 0 1270 3493">
          <text:p/>
        </draw:connector>
        <draw:connector draw:style-name="gr4" draw:text-style-name="P3" draw:layer="layout" svg:x1="8.62cm" svg:y1="20.685cm" svg:x2="5.445cm" svg:y2="15.922cm" draw:start-shape="id3" draw:start-glue-point="4" draw:end-shape="id2" draw:end-glue-point="8" svg:d="M8620 20685v-2382h-3175v-2381" svg:viewBox="0 0 3176 4764">
          <text:p/>
        </draw:connector>
        <draw:connector draw:style-name="gr4" draw:text-style-name="P3" draw:layer="layout" svg:x1="12.748cm" svg:y1="20.367cm" svg:x2="7.032cm" svg:y2="14.97cm" draw:start-shape="id4" draw:start-glue-point="4" draw:end-shape="id2" draw:end-glue-point="10" svg:d="M12748 20367v-5397h-5716" svg:viewBox="0 0 5717 5398">
          <text:p/>
        </draw:connector>
        <draw:connector draw:style-name="gr4" draw:text-style-name="P3" draw:layer="layout" svg:x1="11.647cm" svg:y1="19.059cm" svg:x2="6.567cm" svg:y2="15.643cm" draw:start-shape="id5" draw:start-glue-point="11" draw:end-shape="id2" draw:end-glue-point="9" svg:d="M11647 19059v-1708h-5080v-1708" svg:viewBox="0 0 5081 3417">
          <text:p/>
        </draw:connector>
        <draw:connector draw:style-name="gr4" draw:text-style-name="P3" draw:layer="layout" svg:x1="6.398cm" svg:y1="19.097cm" svg:x2="4.322cm" svg:y2="15.643cm" draw:start-shape="id6" draw:start-glue-point="4" draw:end-shape="id2" draw:end-glue-point="7" svg:d="M6398 19097v-1588h-2076v-1866" svg:viewBox="0 0 2077 3455">
          <text:p/>
        </draw:connector>
        <draw:connector draw:style-name="gr4" draw:text-style-name="P3" draw:layer="layout" svg:x1="4.174cm" svg:y1="20.367cm" svg:x2="5.445cm" svg:y2="15.922cm" draw:start-shape="id7" draw:end-shape="id2" draw:end-glue-point="8" svg:d="M4174 20367v-2223h1271v-2222" svg:viewBox="0 0 1272 4446">
          <text:p/>
        </draw:connector>
        <draw:connector draw:style-name="gr4" draw:text-style-name="P3" draw:layer="layout" svg:x1="4.81cm" svg:y1="7.668cm" svg:x2="8.621cm" svg:y2="11.318cm" draw:start-shape="id8" draw:start-glue-point="10" draw:end-shape="id9" draw:end-glue-point="3" svg:d="M4810 7668h1906v3650h1905" svg:viewBox="0 0 3812 3651">
          <text:p/>
        </draw:connector>
        <draw:connector draw:style-name="gr4" draw:text-style-name="P3" draw:layer="layout" svg:x1="6.079cm" svg:y1="4.175cm" svg:x2="10.843cm" svg:y2="10.524cm" draw:start-shape="id10" draw:end-shape="id9" draw:end-glue-point="0" svg:d="M6079 4175v3175h4764v3174" svg:viewBox="0 0 4765 6350">
          <text:p/>
        </draw:connector>
        <draw:connector draw:style-name="gr4" draw:text-style-name="P3" draw:layer="layout" svg:x1="4.98cm" svg:y1="5.801cm" svg:x2="8.621cm" svg:y2="11.318cm" draw:start-shape="id11" draw:start-glue-point="9" draw:end-shape="id9" draw:end-glue-point="3" svg:d="M4980 5801v5517h3641" svg:viewBox="0 0 3642 5518">
          <text:p/>
        </draw:connector>
        <draw:connector draw:style-name="gr4" draw:text-style-name="P3" draw:layer="layout" svg:x1="9.573cm" svg:y1="3.857cm" svg:x2="10.843cm" svg:y2="10.524cm" draw:start-shape="id12" draw:start-glue-point="8" draw:end-shape="id9" svg:d="M9573 3857v3334h1270v3333" svg:viewBox="0 0 1271 6668">
          <text:p/>
        </draw:connector>
        <draw:connector draw:style-name="gr4" draw:text-style-name="P3" draw:layer="layout" svg:x1="13.065cm" svg:y1="3.54cm" svg:x2="10.843cm" svg:y2="10.524cm" draw:start-shape="id13" draw:start-glue-point="8" draw:end-shape="id9" draw:end-glue-point="0" svg:d="M13065 3540v3492h-2222v3492" svg:viewBox="0 0 2223 6985">
          <text:p/>
        </draw:connector>
        <draw:connector draw:style-name="gr4" draw:text-style-name="P3" draw:layer="layout" svg:x1="17.033cm" svg:y1="4.492cm" svg:x2="10.843cm" svg:y2="10.524cm" draw:start-shape="id14" draw:start-glue-point="8" draw:end-shape="id9" draw:end-glue-point="0" svg:d="M17033 4492v3017h-6190v3015" svg:viewBox="0 0 6191 6033">
          <text:p/>
        </draw:connector>
        <draw:connector draw:style-name="gr4" draw:text-style-name="P3" draw:layer="layout" svg:x1="4.175cm" svg:y1="10.525cm" svg:x2="8.621cm" svg:y2="11.318cm" draw:start-shape="id15" draw:start-glue-point="10" draw:end-shape="id9" draw:end-glue-point="3" svg:d="M4175 10525h2223v793h2223" svg:viewBox="0 0 4447 794">
          <text:p/>
        </draw:connector>
        <draw:connector draw:style-name="gr4" draw:text-style-name="P3" draw:layer="layout" svg:x1="5.445cm" svg:y1="14.017cm" svg:x2="10.843cm" svg:y2="12.112cm" draw:start-shape="id2" draw:start-glue-point="4" draw:end-shape="id9" draw:end-glue-point="2" svg:d="M5445 14017v-953h5398v-952" svg:viewBox="0 0 5399 1906">
          <text:p/>
        </draw:connector>
        <draw:custom-shape draw:style-name="gr2" draw:text-style-name="P2" xml:id="id18" draw:id="id18" draw:layer="layout" svg:width="3.175cm" svg:height="1.905cm" svg:x="23.225cm" svg:y="10.207cm">
          <text:p text:style-name="P1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3.175cm" svg:height="1.905cm" svg:x="22.59cm" svg:y="7.032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3.175cm" svg:height="1.905cm" svg:x="33.067cm" svg:y="5.127cm">
          <text:p text:style-name="P1">Name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9" draw:id="id19" draw:layer="layout" svg:width="4.763cm" svg:height="2.857cm" svg:x="33.702cm" svg:y="11.795cm">
          <text:p text:style-name="P1">Customer</text:p>
          <text:p text:style-name="P1">(creator)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5.765cm" svg:y1="7.985cm" svg:x2="28.623cm" svg:y2="9.096cm" draw:start-shape="id16" draw:start-glue-point="10" draw:end-shape="id17" svg:d="M25765 7985h1429v1111h1429" svg:viewBox="0 0 2859 1112">
          <text:p/>
        </draw:connector>
        <draw:connector draw:style-name="gr4" draw:text-style-name="P3" draw:layer="layout" svg:x1="26.4cm" svg:y1="11.16cm" svg:x2="30.845cm" svg:y2="9.89cm" draw:start-shape="id18" draw:start-glue-point="10" draw:end-shape="id17" draw:end-glue-point="2" svg:d="M26400 11160h4445v-1270" svg:viewBox="0 0 4446 1271">
          <text:p/>
        </draw:connector>
        <draw:connector draw:style-name="gr4" draw:text-style-name="P3" draw:layer="layout" svg:x1="36.083cm" svg:y1="11.795cm" svg:x2="30.845cm" svg:y2="9.89cm" draw:start-shape="id19" draw:end-shape="id17" svg:d="M36083 11795v-953h-5238v-952" svg:viewBox="0 0 5239 1906">
          <text:p/>
        </draw:connector>
        <draw:connector draw:style-name="gr4" draw:text-style-name="P3" draw:layer="layout" svg:x1="34.654cm" svg:y1="7.032cm" svg:x2="30.845cm" svg:y2="8.302cm" draw:start-shape="id20" draw:start-glue-point="2" draw:end-shape="id17" svg:d="M34654 7032v635h-3809v635" svg:viewBox="0 0 3810 1271">
          <text:p/>
        </draw:connector>
        <draw:custom-shape draw:style-name="gr6" draw:text-style-name="P2" xml:id="id21" draw:id="id21" draw:layer="layout" svg:width="3.492cm" svg:height="1.905cm" svg:x="25.448cm" svg:y="13.06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3.175cm" svg:height="1.905cm" svg:x="29.575cm" svg:y="13.065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7.194cm" svg:y1="13.065cm" svg:x2="30.845cm" svg:y2="9.89cm" draw:start-shape="id21" draw:start-glue-point="4" draw:end-shape="id17" draw:end-glue-point="2" svg:d="M27194 13065v-1588h3651v-1587" svg:viewBox="0 0 3652 3176">
          <text:p/>
        </draw:connector>
        <draw:connector draw:style-name="gr4" draw:text-style-name="P3" draw:layer="layout" svg:x1="31.162cm" svg:y1="13.065cm" svg:x2="30.845cm" svg:y2="9.89cm" draw:start-shape="id22" draw:end-shape="id17" draw:end-glue-point="2" svg:d="M31162 13065v-1588h-317v-1587" svg:viewBox="0 0 318 3176">
          <text:p/>
        </draw:connector>
        <draw:custom-shape draw:style-name="gr1" draw:text-style-name="P2" xml:id="id24" draw:id="id24" draw:layer="layout" svg:width="4.444cm" svg:height="1.588cm" svg:x="18.145cm" svg:y="46.719cm">
          <text:p text:style-name="P4"><text:span text:style-name="T1">Order i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3.175cm" svg:height="1.905cm" svg:x="23.86cm" svg:y="48.307cm">
          <text:p text:style-name="P1">Order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3.175cm" svg:height="1.905cm" svg:x="22.59cm" svg:y="44.497cm">
          <text:p text:style-name="P1">produc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3.175cm" svg:height="1.905cm" svg:x="17.827cm" svg:y="43.545cm">
          <text:p text:style-name="P1">Product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7" draw:id="id27" draw:layer="layout" svg:width="2.857cm" svg:height="1.905cm" svg:x="18.78cm" svg:y="49.577cm">
          <text:p text:style-name="P1">product </text:p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9.414cm" svg:y1="45.45cm" svg:x2="20.367cm" svg:y2="46.719cm" draw:start-shape="id23" draw:end-shape="id24" svg:d="M19414 45450v635h953v634" svg:viewBox="0 0 954 1270">
          <text:p/>
        </draw:connector>
        <draw:connector draw:style-name="gr4" draw:text-style-name="P3" draw:layer="layout" svg:x1="24.177cm" svg:y1="46.402cm" svg:x2="22.589cm" svg:y2="47.513cm" draw:start-shape="id25" draw:end-shape="id24" svg:d="M24177 46402v1111h-1588" svg:viewBox="0 0 1589 1112">
          <text:p/>
        </draw:connector>
        <draw:connector draw:style-name="gr4" draw:text-style-name="P3" draw:layer="layout" svg:x1="23.86cm" svg:y1="49.259cm" svg:x2="22.589cm" svg:y2="47.513cm" draw:start-shape="id26" draw:start-glue-point="3" draw:end-shape="id24" svg:d="M23860 49259h-636v-1746h-635" svg:viewBox="0 0 1272 1747">
          <text:p/>
        </draw:connector>
        <draw:connector draw:style-name="gr4" draw:text-style-name="P3" draw:layer="layout" svg:x1="20.208cm" svg:y1="49.577cm" svg:x2="20.367cm" svg:y2="48.307cm" draw:start-shape="id27" draw:start-glue-point="0" draw:end-shape="id24" svg:d="M20208 49577v-635h159v-635" svg:viewBox="0 0 160 1271">
          <text:p/>
        </draw:connector>
        <draw:custom-shape draw:style-name="gr1" draw:text-style-name="P2" xml:id="id29" draw:id="id29" draw:layer="layout" svg:width="4.444cm" svg:height="1.588cm" svg:x="5.128cm" svg:y="41.322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3.175cm" svg:height="1.905cm" svg:x="5.762cm" svg:y="38.147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3.175cm" svg:height="1.905cm" svg:x="11.477cm" svg:y="40.687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3.175cm" svg:height="1.905cm" svg:x="7.35cm" svg:y="44.815cm">
          <text:p text:style-name="P1">Product</text:p>
          <text:p text:style-name="P1">amou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7.349cm" svg:y1="40.052cm" svg:x2="7.35cm" svg:y2="41.322cm" draw:start-shape="id28" draw:end-shape="id29" draw:end-glue-point="0" svg:d="M7349 40052v635h1v635" svg:viewBox="0 0 2 1271">
          <text:p/>
        </draw:connector>
        <draw:connector draw:style-name="gr4" draw:text-style-name="P3" draw:layer="layout" svg:x1="11.477cm" svg:y1="41.639cm" svg:x2="9.572cm" svg:y2="42.116cm" draw:start-shape="id30" draw:end-shape="id29" svg:d="M11477 41639h-953v477h-952" svg:viewBox="0 0 1906 478">
          <text:p/>
        </draw:connector>
        <draw:connector draw:style-name="gr4" draw:text-style-name="P3" draw:layer="layout" svg:x1="8.937cm" svg:y1="44.815cm" svg:x2="7.35cm" svg:y2="42.91cm" draw:start-shape="id31" draw:start-glue-point="0" draw:end-shape="id29" svg:d="M8937 44815v-953h-1587v-952" svg:viewBox="0 0 1588 1906">
          <text:p/>
        </draw:connector>
        <draw:custom-shape draw:style-name="gr1" draw:text-style-name="P2" xml:id="id33" draw:id="id33" draw:layer="layout" svg:width="4.444cm" svg:height="1.588cm" svg:x="52.117cm" svg:y="10.524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3.175cm" svg:height="1.905cm" svg:x="57.832cm" svg:y="9.25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3.175cm" svg:height="1.905cm" svg:x="56.245cm" svg:y="13.06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2" draw:id="id32" draw:layer="layout" svg:width="5.398cm" svg:height="1.905cm" svg:x="51.8cm" svg:y="5.762cm">
          <text:p text:style-name="P1">First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4" draw:id="id34" draw:layer="layout" svg:width="5.398cm" svg:height="1.905cm" svg:x="45.45cm" svg:y="6.715cm">
          <text:p text:style-name="P1">Secon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5" draw:id="id35" draw:layer="layout" svg:width="4.763cm" svg:height="1.905cm" svg:x="45.767cm" svg:y="10.207cm">
          <text:p text:style-name="P1">Thir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4.499cm" svg:y1="7.667cm" svg:x2="54.339cm" svg:y2="10.524cm" draw:start-shape="id32" draw:end-shape="id33" svg:d="M54499 7667v1429h-160v1428" svg:viewBox="0 0 161 2858">
          <text:p/>
        </draw:connector>
        <draw:connector draw:style-name="gr4" draw:text-style-name="P3" draw:layer="layout" svg:x1="50.848cm" svg:y1="7.667cm" svg:x2="52.117cm" svg:y2="11.318cm" draw:start-shape="id34" draw:end-shape="id33" svg:d="M50848 7667h635v3651h634" svg:viewBox="0 0 1270 3652">
          <text:p/>
        </draw:connector>
        <draw:connector draw:style-name="gr4" draw:text-style-name="P3" draw:layer="layout" svg:x1="50.53cm" svg:y1="11.159cm" svg:x2="52.117cm" svg:y2="11.318cm" draw:start-shape="id35" draw:end-shape="id33" svg:d="M50530 11159h794v159h793" svg:viewBox="0 0 1588 160">
          <text:p/>
        </draw:connector>
        <draw:connector draw:style-name="gr4" draw:text-style-name="P3" draw:layer="layout" svg:x1="58.297cm" svg:y1="9.534cm" svg:x2="54.339cm" svg:y2="10.524cm" draw:start-shape="id36" draw:start-glue-point="5" draw:end-shape="id33" svg:d="M58297 9534v-781h-3958v1771" svg:viewBox="0 0 3959 1772">
          <text:p/>
        </draw:connector>
        <draw:connector draw:style-name="gr4" draw:text-style-name="P3" draw:layer="layout" svg:x1="57.832cm" svg:y1="13.065cm" svg:x2="56.561cm" svg:y2="11.318cm" draw:start-shape="id37" draw:end-shape="id33" svg:d="M57832 13065v-1747h-1271" svg:viewBox="0 0 1272 1748">
          <text:p/>
        </draw:connector>
        <draw:custom-shape draw:style-name="gr2" draw:text-style-name="P2" xml:id="id38" draw:id="id38" draw:layer="layout" svg:width="3.175cm" svg:height="1.905cm" svg:x="51.482cm" svg:y="13.382cm">
          <text:p text:style-name="P1">Attemps to</text:p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4.339cm" svg:y1="12.112cm" svg:x2="53.069cm" svg:y2="13.382cm" draw:start-shape="id33" draw:end-shape="id38" draw:end-glue-point="0" svg:d="M54339 12112v635h-1270v635" svg:viewBox="0 0 1271 1271">
          <text:p/>
        </draw:connector>
        <draw:custom-shape draw:style-name="gr1" draw:text-style-name="P2" xml:id="id40" draw:id="id40" draw:layer="layout" svg:width="4.444cm" svg:height="1.588cm" svg:x="68.627cm" svg:y="7.667cm">
          <text:p text:style-name="P1">Comment </text:p>
          <text:p text:style-name="P1">verified</text:p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3.175cm" svg:height="1.905cm" svg:x="69.262cm" svg:y="12.112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3.175cm" svg:height="1.905cm" svg:x="73.707cm" svg:y="10.525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3.175cm" svg:height="1.905cm" svg:x="64.5cm" svg:y="5.127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63.865cm" svg:y="10.842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3.175cm" svg:height="1.905cm" svg:x="63.865cm" svg:y="10.842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3.175cm" svg:height="1.905cm" svg:x="72.12cm" svg:y="2.905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7.04cm" svg:y1="11.794cm" svg:x2="68.627cm" svg:y2="8.461cm" draw:start-shape="id39" draw:end-shape="id40" svg:d="M67040 11794h794v-3333h793" svg:viewBox="0 0 1588 3334">
          <text:p/>
        </draw:connector>
        <draw:connector draw:style-name="gr4" draw:text-style-name="P3" draw:layer="layout" svg:x1="66.087cm" svg:y1="7.032cm" svg:x2="68.627cm" svg:y2="8.461cm" draw:start-shape="id41" draw:end-shape="id40" draw:end-glue-point="3" svg:d="M66087 7032v1429h2540" svg:viewBox="0 0 2541 1430">
          <text:p/>
        </draw:connector>
        <draw:connector draw:style-name="gr4" draw:text-style-name="P3" draw:layer="layout" svg:x1="70.849cm" svg:y1="12.112cm" svg:x2="70.849cm" svg:y2="9.255cm" draw:start-shape="id42" draw:end-shape="id40" svg:d="M70849 12112v-2857" svg:viewBox="0 0 1 2858">
          <text:p/>
        </draw:connector>
        <draw:connector draw:style-name="gr4" draw:text-style-name="P3" draw:layer="layout" svg:x1="75.294cm" svg:y1="10.525cm" svg:x2="70.849cm" svg:y2="9.255cm" draw:start-shape="id43" draw:end-shape="id40" svg:d="M75294 10525v-635h-4445v-635" svg:viewBox="0 0 4446 1271">
          <text:p/>
        </draw:connector>
        <draw:connector draw:style-name="gr4" draw:text-style-name="P3" draw:layer="layout" svg:x1="73.707cm" svg:y1="4.81cm" svg:x2="70.849cm" svg:y2="7.667cm" draw:start-shape="id44" draw:end-shape="id40" svg:d="M73707 4810v1429h-2858v1428" svg:viewBox="0 0 2859 2858">
          <text:p/>
        </draw:connector>
        <draw:custom-shape draw:style-name="gr2" draw:text-style-name="P2" xml:id="id45" draw:id="id45" draw:layer="layout" svg:width="3.175cm" svg:height="1.905cm" svg:x="27.352cm" svg:y="4.175cm">
          <text:p text:style-name="P1">main</text:p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8.94cm" svg:y1="6.08cm" svg:x2="30.845cm" svg:y2="8.302cm" draw:start-shape="id45" draw:start-glue-point="8" draw:end-shape="id17" draw:end-glue-point="0" svg:d="M28940 6080v1111h1905v1111" svg:viewBox="0 0 1906 2223">
          <text:p/>
        </draw:connector>
        <draw:custom-shape draw:style-name="gr1" draw:text-style-name="P2" xml:id="id47" draw:id="id47" draw:layer="layout" svg:width="4.444cm" svg:height="1.588cm" svg:x="88.629cm" svg:y="7.667cm">
          <text:p text:style-name="P1">Comment wait</text:p>
          <text:p text:style-name="P1">to confirm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layout" svg:width="3.175cm" svg:height="1.905cm" svg:x="89.264cm" svg:y="12.112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0" draw:id="id50" draw:layer="layout" svg:width="3.175cm" svg:height="1.905cm" svg:x="94.027cm" svg:y="10.525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3.175cm" svg:height="1.905cm" svg:x="84.502cm" svg:y="5.127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83.867cm" svg:y="10.842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3.175cm" svg:height="1.905cm" svg:x="83.867cm" svg:y="10.842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3.175cm" svg:height="1.905cm" svg:x="94.662cm" svg:y="5.762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87.042cm" svg:y1="11.794cm" svg:x2="88.629cm" svg:y2="8.461cm" draw:start-shape="id46" draw:end-shape="id47" svg:d="M87042 11794h794v-3333h793" svg:viewBox="0 0 1588 3334">
          <text:p/>
        </draw:connector>
        <draw:connector draw:style-name="gr4" draw:text-style-name="P3" draw:layer="layout" svg:x1="86.089cm" svg:y1="7.032cm" svg:x2="88.629cm" svg:y2="8.461cm" draw:start-shape="id48" draw:end-shape="id47" draw:end-glue-point="3" svg:d="M86089 7032v1429h2540" svg:viewBox="0 0 2541 1430">
          <text:p/>
        </draw:connector>
        <draw:connector draw:style-name="gr4" draw:text-style-name="P3" draw:layer="layout" svg:x1="90.851cm" svg:y1="12.112cm" svg:x2="90.851cm" svg:y2="9.255cm" draw:start-shape="id49" draw:end-shape="id47" svg:d="M90851 12112v-2857" svg:viewBox="0 0 1 2858">
          <text:p/>
        </draw:connector>
        <draw:connector draw:style-name="gr4" draw:text-style-name="P3" draw:layer="layout" svg:x1="95.614cm" svg:y1="10.525cm" svg:x2="90.851cm" svg:y2="9.255cm" draw:start-shape="id50" draw:end-shape="id47" svg:d="M95614 10525v-635h-4763v-635" svg:viewBox="0 0 4764 1271">
          <text:p/>
        </draw:connector>
        <draw:connector draw:style-name="gr4" draw:text-style-name="P3" draw:layer="layout" svg:x1="94.662cm" svg:y1="6.714cm" svg:x2="93.073cm" svg:y2="8.461cm" draw:start-shape="id51" draw:end-shape="id47" svg:d="M94662 6714h-795v1747h-794" svg:viewBox="0 0 1590 1748">
          <text:p/>
        </draw:connector>
        <draw:custom-shape draw:style-name="gr2" draw:text-style-name="P2" xml:id="id52" draw:id="id52" draw:layer="layout" svg:width="3.175cm" svg:height="1.905cm" svg:x="75.612cm" svg:y="6.397cm">
          <text:p text:style-name="P1">Status</text:p>
          <text:p text:style-name="P1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73.071cm" svg:y1="8.461cm" svg:x2="75.612cm" svg:y2="7.349cm" draw:start-shape="id40" draw:end-shape="id52" svg:d="M73071 8461h1270v-1112h1271" svg:viewBox="0 0 2542 1113">
          <text:p/>
        </draw:connector>
        <draw:custom-shape draw:style-name="gr2" draw:text-style-name="P2" xml:id="id53" draw:id="id53" draw:layer="layout" svg:width="3.175cm" svg:height="1.905cm" svg:x="81.962cm" svg:y="7.985cm">
          <text:p text:style-name="P1">Status</text:p>
          <text:p text:style-name="P1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85.137cm" svg:y1="8.937cm" svg:x2="88.629cm" svg:y2="8.461cm" draw:start-shape="id53" draw:end-shape="id47" svg:d="M85137 8937h1746v-476h1746" svg:viewBox="0 0 3493 477">
          <text:p/>
        </draw:connector>
        <draw:custom-shape draw:style-name="gr2" draw:text-style-name="P2" xml:id="id54" draw:id="id54" draw:layer="layout" svg:width="3.175cm" svg:height="1.905cm" svg:x="36.56cm" svg:y="8.62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33.067cm" svg:y1="9.096cm" svg:x2="36.56cm" svg:y2="9.572cm" draw:start-shape="id17" draw:start-glue-point="1" draw:end-shape="id54" svg:d="M33067 9096h1746v476h1747" svg:viewBox="0 0 3494 477">
          <text:p/>
        </draw:connector>
        <draw:custom-shape draw:style-name="gr1" draw:text-style-name="P2" xml:id="id55" draw:id="id55" draw:layer="layout" svg:width="4.444cm" svg:height="1.588cm" svg:x="83.551cm" svg:y="27.987cm">
          <text:p text:style-name="P1">Banners URL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3.175cm" svg:height="1.905cm" svg:x="89.582cm" svg:y="25.448cm">
          <text:p text:style-name="P1">Sticky</text:p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7" draw:id="id57" draw:layer="layout" svg:width="4.762cm" svg:height="2.54cm" svg:x="88.312cm" svg:y="31.163cm">
          <text:p text:style-name="P1">Amazin’ offer</text:p>
          <text:p text:style-name="P1">1 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8" draw:id="id58" draw:layer="layout" svg:width="4.762cm" svg:height="2.54cm" svg:x="81.962cm" svg:y="32.115cm">
          <text:p text:style-name="P1">Amazin’ offer</text:p>
          <text:p text:style-name="P1">2 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87.995cm" svg:y1="28.781cm" svg:x2="89.582cm" svg:y2="26.4cm" draw:start-shape="id55" draw:end-shape="id56" svg:d="M87995 28781h793v-2381h794" svg:viewBox="0 0 1588 2382">
          <text:p/>
        </draw:connector>
        <draw:connector draw:style-name="gr4" draw:text-style-name="P3" draw:layer="layout" svg:x1="85.773cm" svg:y1="29.575cm" svg:x2="90.693cm" svg:y2="31.163cm" draw:start-shape="id55" draw:end-shape="id57" svg:d="M85773 29575v794h4920v794" svg:viewBox="0 0 4921 1589">
          <text:p/>
        </draw:connector>
        <draw:connector draw:style-name="gr4" draw:text-style-name="P3" draw:layer="layout" svg:x1="85.773cm" svg:y1="29.575cm" svg:x2="84.343cm" svg:y2="32.115cm" draw:start-shape="id55" draw:end-shape="id58" svg:d="M85773 29575v1270h-1430v1270" svg:viewBox="0 0 1431 2541">
          <text:p/>
        </draw:connector>
        <draw:custom-shape draw:style-name="gr2" draw:text-style-name="P2" xml:id="id60" draw:id="id60" draw:layer="layout" svg:width="3.175cm" svg:height="1.905cm" svg:x="84.502cm" svg:y="22.908cm">
          <text:p text:style-name="P1">Sticky</text:p>
          <text:p text:style-name="P1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1" draw:id="id61" draw:layer="layout" svg:width="4.762cm" svg:height="2.54cm" svg:x="78.47cm" svg:y="29.258cm">
          <text:p text:style-name="P1">Amazin’ offer</text:p>
          <text:p text:style-name="P1">1 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9" draw:id="id59" draw:layer="layout" svg:width="4.762cm" svg:height="2.54cm" svg:x="79.422cm" svg:y="23.86cm">
          <text:p text:style-name="P1">Amazin’ offer</text:p>
          <text:p text:style-name="P1">2 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81.803cm" svg:y1="26.4cm" svg:x2="85.773cm" svg:y2="27.987cm" draw:start-shape="id59" draw:end-shape="id55" svg:d="M81803 26400v794h3970v793" svg:viewBox="0 0 3971 1588">
          <text:p/>
        </draw:connector>
        <draw:connector draw:style-name="gr4" draw:text-style-name="P3" draw:layer="layout" svg:x1="86.089cm" svg:y1="24.813cm" svg:x2="85.773cm" svg:y2="27.987cm" draw:start-shape="id60" draw:end-shape="id55" svg:d="M86089 24813v1587h-316v1587" svg:viewBox="0 0 317 3175">
          <text:p/>
        </draw:connector>
        <draw:connector draw:style-name="gr4" draw:text-style-name="P3" draw:layer="layout" svg:x1="83.232cm" svg:y1="30.528cm" svg:x2="85.773cm" svg:y2="29.575cm" draw:start-shape="id61" draw:end-shape="id55" svg:d="M83232 30528h2541v-953" svg:viewBox="0 0 2542 954">
          <text:p/>
        </draw:connector>
        <draw:custom-shape draw:style-name="gr1" draw:text-style-name="P2" xml:id="id63" draw:id="id63" draw:layer="layout" svg:width="4.444cm" svg:height="1.588cm" svg:x="57.515cm" svg:y="41.005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2" draw:text-style-name="P2" xml:id="id62" draw:id="id62" draw:layer="layout" svg:width="3.175cm" svg:height="1.905cm" svg:x="57.833cm" svg:y="33.067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9.42cm" svg:y1="34.972cm" svg:x2="59.737cm" svg:y2="41.005cm" draw:start-shape="id62" draw:end-shape="id63" svg:d="M59420 34972v3017h317v3016" svg:viewBox="0 0 318 6034">
          <text:p/>
        </draw:connector>
        <draw:custom-shape draw:style-name="gr2" draw:text-style-name="P2" xml:id="id77" draw:id="id77" draw:layer="layout" svg:width="3.175cm" svg:height="1.905cm" svg:x="61.643cm" svg:y="33.385cm">
          <text:p text:style-name="P1">br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3.175cm" svg:height="1.905cm" svg:x="46.085cm" svg:y="44.497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8" draw:id="id68" draw:layer="layout" svg:width="3.175cm" svg:height="1.905cm" svg:x="45.133cm" svg:y="41.957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8" draw:id="id78" draw:layer="layout" svg:width="3.175cm" svg:height="1.587cm" svg:x="64.5cm" svg:y="35.607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3.175cm" svg:height="1.905cm" svg:x="47.038cm" svg:y="39.735cm">
          <text:p text:style-name="P1">Im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0" draw:id="id70" draw:layer="layout" svg:width="3.175cm" svg:height="1.905cm" svg:x="48.308cm" svg:y="47.355cm">
          <text:p text:style-name="P1">vide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3.175cm" svg:height="1.905cm" svg:x="50.53cm" svg:y="35.29cm"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3.175cm" svg:height="1.905cm" svg:x="50.848cm" svg:y="49.57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3.175cm" svg:height="1.905cm" svg:x="54.34cm" svg:y="50.847cm">
          <text:p text:style-name="P1">Summary</text:p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3" draw:id="id73" draw:layer="layout" svg:width="3.175cm" svg:height="1.905cm" svg:x="57.515cm" svg:y="48.625cm">
          <text:p text:style-name="P1">Priority</text:p>
          <text:p text:style-name="P1">To sell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74" draw:id="id74" draw:layer="layout" svg:width="4.445cm" svg:height="2.857cm" svg:x="61.325cm" svg:y="46.402cm">
          <text:p text:style-name="P1">Count </text:p>
          <text:p text:style-name="P1">Customers</text:p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75" draw:id="id75" draw:layer="layout" svg:width="4.445cm" svg:height="2.857cm" svg:x="63.865cm" svg:y="43.545cm">
          <text:p text:style-name="P1">Count </text:p>
          <text:p text:style-name="P1">Customers</text:p>
          <text:p text:style-name="P1">dis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6" draw:id="id76" draw:layer="layout" svg:width="3.175cm" svg:height="1.905cm" svg:x="65.453cm" svg:y="38.147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layout" svg:width="3.175cm" svg:height="1.905cm" svg:x="51.483cm" svg:y="33.067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6" draw:id="id66" draw:layer="layout" svg:width="4.127cm" svg:height="2.222cm" svg:x="49.261cm" svg:y="37.513cm">
          <text:p text:style-name="P1">creator</text:p>
          <text:p text:style-name="P1">ID (admi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4.658cm" svg:y1="34.019cm" svg:x2="57.515cm" svg:y2="41.799cm" draw:start-shape="id64" draw:start-glue-point="1" draw:end-shape="id63" draw:end-glue-point="3" svg:d="M54658 34019h1429v7780h1428" svg:viewBox="0 0 2858 7781">
          <text:p/>
        </draw:connector>
        <draw:connector draw:style-name="gr4" draw:text-style-name="P3" draw:layer="layout" svg:x1="53.705cm" svg:y1="36.242cm" svg:x2="57.515cm" svg:y2="41.799cm" draw:start-shape="id65" draw:end-shape="id63" draw:end-glue-point="3" svg:d="M53705 36242h1905v5557h1905" svg:viewBox="0 0 3811 5558">
          <text:p/>
        </draw:connector>
        <draw:connector draw:style-name="gr4" draw:text-style-name="P3" draw:layer="layout" svg:x1="53.388cm" svg:y1="38.624cm" svg:x2="57.515cm" svg:y2="41.799cm" draw:start-shape="id66" draw:end-shape="id63" svg:d="M53388 38624h2064v3175h2063" svg:viewBox="0 0 4128 3176">
          <text:p/>
        </draw:connector>
        <draw:connector draw:style-name="gr4" draw:text-style-name="P3" draw:layer="layout" svg:x1="50.213cm" svg:y1="40.687cm" svg:x2="57.515cm" svg:y2="41.799cm" draw:start-shape="id67" draw:end-shape="id63" svg:d="M50213 40687h3651v1112h3651" svg:viewBox="0 0 7303 1113">
          <text:p/>
        </draw:connector>
        <draw:connector draw:style-name="gr4" draw:text-style-name="P3" draw:layer="layout" svg:x1="48.308cm" svg:y1="42.909cm" svg:x2="57.515cm" svg:y2="41.799cm" draw:start-shape="id68" draw:end-shape="id63" svg:d="M48308 42909h4604v-1110h4603" svg:viewBox="0 0 9208 1111">
          <text:p/>
        </draw:connector>
        <draw:connector draw:style-name="gr4" draw:text-style-name="P3" draw:layer="layout" svg:x1="49.26cm" svg:y1="45.449cm" svg:x2="57.515cm" svg:y2="41.799cm" draw:start-shape="id69" draw:end-shape="id63" draw:end-glue-point="3" svg:d="M49260 45449h4128v-3650h4127" svg:viewBox="0 0 8256 3651">
          <text:p/>
        </draw:connector>
        <draw:connector draw:style-name="gr4" draw:text-style-name="P3" draw:layer="layout" svg:x1="51.483cm" svg:y1="48.307cm" svg:x2="57.515cm" svg:y2="41.799cm" draw:start-shape="id70" draw:end-shape="id63" svg:d="M51483 48307h3016v-6508h3016" svg:viewBox="0 0 6033 6509">
          <text:p/>
        </draw:connector>
        <draw:connector draw:style-name="gr4" draw:text-style-name="P3" draw:layer="layout" svg:x1="54.023cm" svg:y1="50.529cm" svg:x2="57.515cm" svg:y2="41.799cm" draw:start-shape="id71" draw:start-glue-point="1" draw:end-shape="id63" draw:end-glue-point="3" svg:d="M54023 50529h1746v-8730h1746" svg:viewBox="0 0 3493 8731">
          <text:p/>
        </draw:connector>
        <draw:connector draw:style-name="gr4" draw:text-style-name="P3" draw:layer="layout" svg:x1="55.927cm" svg:y1="50.847cm" svg:x2="59.737cm" svg:y2="42.593cm" draw:start-shape="id72" draw:end-shape="id63" draw:end-glue-point="2" svg:d="M55927 50847v-4127h3810v-4127" svg:viewBox="0 0 3811 8255">
          <text:p/>
        </draw:connector>
        <draw:connector draw:style-name="gr4" draw:text-style-name="P3" draw:layer="layout" svg:x1="59.102cm" svg:y1="48.625cm" svg:x2="59.737cm" svg:y2="42.593cm" draw:start-shape="id73" draw:start-glue-point="0" draw:end-shape="id63" draw:end-glue-point="2" svg:d="M59102 48625v-3016h635v-3016" svg:viewBox="0 0 636 6033">
          <text:p/>
        </draw:connector>
        <draw:connector draw:style-name="gr4" draw:text-style-name="P3" draw:layer="layout" svg:x1="63.547cm" svg:y1="46.402cm" svg:x2="59.737cm" svg:y2="42.593cm" draw:start-shape="id74" draw:end-shape="id63" svg:d="M63547 46402v-1905h-3810v-1904" svg:viewBox="0 0 3811 3810">
          <text:p/>
        </draw:connector>
        <draw:connector draw:style-name="gr4" draw:text-style-name="P3" draw:layer="layout" svg:x1="63.865cm" svg:y1="44.973cm" svg:x2="61.959cm" svg:y2="41.799cm" draw:start-shape="id75" draw:end-shape="id63" svg:d="M63865 44973h-953v-3174h-953" svg:viewBox="0 0 1907 3175">
          <text:p/>
        </draw:connector>
        <draw:connector draw:style-name="gr4" draw:text-style-name="P3" draw:layer="layout" svg:x1="65.918cm" svg:y1="39.773cm" svg:x2="61.959cm" svg:y2="41.799cm" draw:start-shape="id76" draw:start-glue-point="7" draw:end-shape="id63" svg:d="M65918 39773v2026h-3959" svg:viewBox="0 0 3960 2027">
          <text:p/>
        </draw:connector>
        <draw:connector draw:style-name="gr4" draw:text-style-name="P3" draw:layer="layout" svg:x1="63.23cm" svg:y1="35.29cm" svg:x2="59.737cm" svg:y2="41.005cm" draw:start-shape="id77" draw:end-shape="id63" svg:d="M63230 35290v2858h-3493v2857" svg:viewBox="0 0 3494 5716">
          <text:p/>
        </draw:connector>
        <draw:connector draw:style-name="gr4" draw:text-style-name="P3" draw:layer="layout" svg:x1="66.088cm" svg:y1="37.194cm" svg:x2="59.737cm" svg:y2="41.005cm" draw:start-shape="id78" draw:start-glue-point="8" draw:end-shape="id63" draw:end-glue-point="0" svg:d="M66088 37194v1906h-6351v1905" svg:viewBox="0 0 6352 3812">
          <text:p/>
        </draw:connector>
        <draw:custom-shape draw:style-name="gr2" draw:text-style-name="P2" xml:id="id79" draw:id="id79" draw:layer="layout" svg:width="3.175cm" svg:height="1.905cm" svg:x="66.405cm" svg:y="40.687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6.405cm" svg:y1="41.64cm" svg:x2="61.959cm" svg:y2="41.799cm" draw:start-shape="id79" draw:start-glue-point="6" draw:end-shape="id63" svg:d="M66405 41640h-2223v159h-2223" svg:viewBox="0 0 4447 160">
          <text:p/>
        </draw:connector>
        <draw:custom-shape draw:style-name="gr2" draw:text-style-name="P2" xml:id="id80" draw:id="id80" draw:layer="layout" svg:width="3.175cm" svg:height="1.905cm" svg:x="54.658cm" svg:y="31.162cm">
          <text:p text:style-name="P1">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6.246cm" svg:y1="33.067cm" svg:x2="59.737cm" svg:y2="42.593cm" draw:start-shape="id80" draw:start-glue-point="8" draw:end-shape="id63" draw:end-glue-point="2" svg:d="M56246 33067v10027h3491v-501" svg:viewBox="0 0 3492 10028">
          <text:p/>
        </draw:connector>
        <draw:custom-shape draw:style-name="gr14" draw:text-style-name="P2" xml:id="id82" draw:id="id82" draw:layer="layout" svg:width="5.08cm" svg:height="1.588cm" svg:x="54.657cm" svg:y="21.638cm">
          <text:p text:style-name="P1">Ticket</text:p>
          <text:p text:style-name="P1">Mess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83" draw:id="id83" draw:layer="layout" svg:width="3.175cm" svg:height="1.905cm" svg:x="53.387cm" svg:y="24.495cm">
          <text:p text:style-name="P1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4" draw:id="id84" draw:layer="layout" svg:width="3.175cm" svg:height="1.905cm" svg:x="57.832cm" svg:y="24.495cm"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layout" svg:width="3.175cm" svg:height="1.905cm" svg:x="61.007cm" svg:y="21.003cm">
          <text:p text:style-name="P1">Send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1" draw:id="id81" draw:layer="layout" svg:width="3.175cm" svg:height="1.905cm" svg:x="50.212cm" svg:y="22.273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3.387cm" svg:y1="23.226cm" svg:x2="54.657cm" svg:y2="22.432cm" draw:start-shape="id81" draw:start-glue-point="10" draw:end-shape="id82" svg:d="M53387 23226h635v-794h635" svg:viewBox="0 0 1271 795">
          <text:p/>
        </draw:connector>
        <draw:connector draw:style-name="gr4" draw:text-style-name="P3" draw:layer="layout" svg:x1="54.975cm" svg:y1="24.495cm" svg:x2="57.197cm" svg:y2="23.226cm" draw:start-shape="id83" draw:start-glue-point="4" draw:end-shape="id82" svg:d="M54975 24495v-635h2222v-634" svg:viewBox="0 0 2223 1270">
          <text:p/>
        </draw:connector>
        <draw:connector draw:style-name="gr4" draw:text-style-name="P3" draw:layer="layout" svg:x1="59.419cm" svg:y1="24.495cm" svg:x2="57.197cm" svg:y2="23.226cm" draw:start-shape="id84" draw:start-glue-point="0" draw:end-shape="id82" svg:d="M59419 24495v-635h-2222v-634" svg:viewBox="0 0 2223 1270">
          <text:p/>
        </draw:connector>
        <draw:connector draw:style-name="gr4" draw:text-style-name="P3" draw:layer="layout" svg:x1="61.007cm" svg:y1="21.955cm" svg:x2="59.737cm" svg:y2="22.432cm" draw:start-shape="id85" draw:end-shape="id82" svg:d="M61007 21955h-635v477h-635" svg:viewBox="0 0 1271 478">
          <text:p/>
        </draw:connector>
        <draw:custom-shape draw:style-name="gr2" draw:text-style-name="P2" xml:id="id86" draw:id="id86" draw:layer="layout" svg:width="3.175cm" svg:height="1.905cm" svg:x="61.959cm" svg:y="24.495cm">
          <text:p text:style-name="P1">Appendix</text:p>
          <text:p text:style-name="P1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7.197cm" svg:y1="23.226cm" svg:x2="63.547cm" svg:y2="24.495cm" draw:start-shape="id82" draw:start-glue-point="2" draw:end-shape="id86" draw:end-glue-point="4" svg:d="M57197 23226v634h6350v635" svg:viewBox="0 0 6351 1270">
          <text:p/>
        </draw:connector>
        <draw:custom-shape draw:style-name="gr2" draw:text-style-name="P2" xml:id="id87" draw:id="id87" draw:layer="layout" svg:width="3.175cm" svg:height="1.905cm" svg:x="58.149cm" svg:y="19.098cm">
          <text:p text:style-name="P1">Sender </text:p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8.149cm" svg:y1="20.05cm" svg:x2="57.197cm" svg:y2="21.638cm" draw:start-shape="id87" draw:end-shape="id82" draw:end-glue-point="0" svg:d="M58149 20050h-952v1588" svg:viewBox="0 0 953 1589">
          <text:p/>
        </draw:connector>
        <draw:custom-shape draw:style-name="gr1" draw:text-style-name="P2" xml:id="id89" draw:id="id89" draw:layer="layout" svg:width="4.444cm" svg:height="1.588cm" svg:x="28.94cm" svg:y="27.988cm">
          <text:p text:style-name="P1">Ord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91" draw:id="id91" draw:layer="layout" svg:width="3.175cm" svg:height="1.905cm" svg:x="34.337cm" svg:y="31.798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8" draw:id="id88" draw:layer="layout" svg:width="3.175cm" svg:height="1.905cm" svg:x="32.75cm" svg:y="24.495cm">
          <text:p text:style-name="P1">Custom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0" draw:id="id90" draw:layer="layout" svg:width="3.175cm" svg:height="1.905cm" svg:x="34.972cm" svg:y="27.035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34.337cm" svg:y1="26.4cm" svg:x2="31.162cm" svg:y2="27.988cm" draw:start-shape="id88" draw:end-shape="id89" svg:d="M34337 26400v794h-3175v794" svg:viewBox="0 0 3176 1589">
          <text:p/>
        </draw:connector>
        <draw:connector draw:style-name="gr4" draw:text-style-name="P3" draw:layer="layout" svg:x1="34.972cm" svg:y1="27.988cm" svg:x2="33.384cm" svg:y2="28.782cm" draw:start-shape="id90" draw:start-glue-point="6" draw:end-shape="id89" svg:d="M34972 27988h-794v794h-794" svg:viewBox="0 0 1589 795">
          <text:p/>
        </draw:connector>
        <draw:connector draw:style-name="gr4" draw:text-style-name="P3" draw:layer="layout" svg:x1="35.924cm" svg:y1="31.798cm" svg:x2="31.162cm" svg:y2="29.576cm" draw:start-shape="id91" draw:end-shape="id89" svg:d="M35924 31798v-1111h-4762v-1111" svg:viewBox="0 0 4763 2223">
          <text:p/>
        </draw:connector>
        <draw:custom-shape draw:style-name="gr15" draw:text-style-name="P2" xml:id="id93" draw:id="id93" draw:layer="layout" svg:width="3.81cm" svg:height="2.54cm" svg:x="24.812cm" svg:y="23.225cm">
          <text:p text:style-name="P1">Payment </text:p>
          <text:p text:style-name="P1">tracking 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2" draw:id="id92" draw:layer="layout" svg:width="3.175cm" svg:height="1.905cm" svg:x="22.907cm" svg:y="32.433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6.082cm" svg:y1="33.385cm" svg:x2="28.94cm" svg:y2="28.782cm" draw:start-shape="id92" draw:end-shape="id89" svg:d="M26082 33385h1429v-4603h1429" svg:viewBox="0 0 2859 4604">
          <text:p/>
        </draw:connector>
        <draw:connector draw:style-name="gr4" draw:text-style-name="P3" draw:layer="layout" svg:x1="26.717cm" svg:y1="25.765cm" svg:x2="31.162cm" svg:y2="27.988cm" draw:start-shape="id93" draw:end-shape="id89" svg:d="M26717 25765v1112h4445v1111" svg:viewBox="0 0 4446 2224">
          <text:p/>
        </draw:connector>
        <draw:custom-shape draw:style-name="gr2" draw:text-style-name="P2" xml:id="id94" draw:id="id94" draw:layer="layout" svg:width="3.175cm" svg:height="1.905cm" svg:x="28.622cm" svg:y="32.75cm">
          <text:p text:style-name="P1">Payment </text:p>
          <text:p text:style-name="P1">statu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31.162cm" svg:y1="29.576cm" svg:x2="30.209cm" svg:y2="32.75cm" draw:start-shape="id89" draw:end-shape="id94" svg:d="M31162 29576v1587h-953v1587" svg:viewBox="0 0 954 317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3T00:40:56.059092755</meta:creation-date>
    <dc:date>2021-03-19T13:03:12.486806218</dc:date>
    <meta:editing-duration>PT6H36M15S</meta:editing-duration>
    <meta:editing-cycles>163</meta:editing-cycles>
    <meta:generator>LibreOffice/7.0.3.1$Linux_X86_64 LibreOffice_project/00$Build-1</meta:generator>
    <meta:document-statistic meta:object-count="179"/>
  </office:meta>
</office:document-meta>
</file>